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D000000A85953EBB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c6633" draw:fill-gradient-name="Linear_20_blue_2f_white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marker-end="Arrow" draw:marker-end-width="0.3cm" draw:fill="solid" draw:fill-color="#000000" draw:fill-gradient-name="Gradient_20_1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3.329cm"/>
    </style:style>
    <style:style style:name="gr7" style:family="graphic" style:parent-style-name="standard">
      <style:graphic-properties draw:stroke="none" svg:stroke-color="#000000" draw:fill="none" draw:fill-color="#ffffff" fo:min-height="2.447cm"/>
    </style:style>
    <style:style style:name="gr8" style:family="graphic" style:parent-style-name="standard">
      <style:graphic-properties draw:stroke="none" svg:stroke-color="#000000" draw:fill="none" draw:fill-color="#ffffff" fo:min-height="1.7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0000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color="#ff0000"/>
    </style:style>
    <style:style style:name="T2" style:family="text">
      <style:text-properties fo:font-size="12pt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921cm" svg:height="0.962cm" svg:x="5.798cm" svg:y="5.699cm">
          <draw:text-box>
            <text:p text:style-name="P1"><text:span text:style-name="T1">X</text:span></text:p>
          </draw:text-box>
        </draw:frame>
        <draw:custom-shape draw:style-name="gr2" draw:text-style-name="P4" draw:layer="layout" svg:width="5.026cm" svg:height="0.635cm" svg:x="6.525cm" svg:y="3.069cm">
          <text:p text:style-name="P3"><text:span text:style-name="T2">(2006-08-01, 1, 10, 1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026cm" svg:height="0.635cm" svg:x="6.526cm" svg:y="3.77cm">
          <text:p text:style-name="P3"><text:span text:style-name="T2">(2006-08-01, 2, 20, 2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026cm" svg:height="0.635cm" svg:x="6.526cm" svg:y="4.47cm">
          <text:p text:style-name="P3"><text:span text:style-name="T2">(2006-08-01, 4, 40, 4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026cm" svg:height="0.635cm" svg:x="6.526cm" svg:y="5.17cm">
          <text:p text:style-name="P3"><text:span text:style-name="T2">(2006-08-01, 6, 60, 6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026cm" svg:height="0.635cm" svg:x="6.526cm" svg:y="5.87cm">
          <text:p text:style-name="P3"><text:span text:style-name="T2">(2006-08-01, 7, 70, 7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4.422cm" svg:y1="3.374cm" svg:x2="6.063cm" svg:y2="3.374cm">
          <text:p text:style-name="P1"/>
        </draw:line>
        <draw:line draw:style-name="gr3" draw:text-style-name="P5" draw:layer="layout" svg:x1="4.422cm" svg:y1="3.374cm" svg:x2="6.085cm" svg:y2="4.145cm">
          <text:p text:style-name="P1"/>
        </draw:line>
        <draw:line draw:style-name="gr3" draw:text-style-name="P5" draw:layer="layout" svg:x1="4.422cm" svg:y1="3.374cm" svg:x2="6.085cm" svg:y2="4.829cm">
          <text:p text:style-name="P1"/>
        </draw:line>
        <draw:line draw:style-name="gr3" draw:text-style-name="P5" draw:layer="layout" svg:x1="12.788cm" svg:y1="5.16cm" svg:x2="11.95cm" svg:y2="5.166cm">
          <text:p text:style-name="P1"/>
        </draw:line>
        <draw:line draw:style-name="gr3" draw:text-style-name="P5" draw:layer="layout" svg:x1="4.422cm" svg:y1="3.374cm" svg:x2="6.085cm" svg:y2="5.535cm">
          <text:p text:style-name="P1"/>
        </draw:line>
        <draw:line draw:style-name="gr3" draw:text-style-name="P5" draw:layer="layout" svg:x1="13.317cm" svg:y1="6.174cm" svg:x2="12.104cm" svg:y2="6.174cm">
          <text:p text:style-name="P1"/>
        </draw:line>
        <draw:line draw:style-name="gr3" draw:text-style-name="P5" draw:layer="layout" svg:x1="4.422cm" svg:y1="3.374cm" svg:x2="6.085cm" svg:y2="6.328cm">
          <text:p text:style-name="P1"/>
        </draw:line>
        <draw:frame draw:style-name="gr4" draw:text-style-name="P5" draw:layer="layout" svg:width="0.511cm" svg:height="0.788cm" svg:x="11.583cm" svg:y="5.682cm">
          <draw:image xlink:href="Pictures/100002010000006D000000A85953EBB1.png" xlink:type="simple" xlink:show="embed" xlink:actuate="onLoad">
            <text:p text:style-name="P1"/>
          </draw:image>
        </draw:frame>
        <draw:frame draw:style-name="gr4" draw:text-style-name="P5" draw:layer="layout" svg:width="0.511cm" svg:height="0.788cm" svg:x="6.025cm" svg:y="2.916cm">
          <draw:image xlink:href="Pictures/100002010000006D000000A85953EBB1.png" xlink:type="simple" xlink:show="embed" xlink:actuate="onLoad">
            <text:p text:style-name="P1"/>
          </draw:image>
        </draw:frame>
        <draw:frame draw:style-name="gr4" draw:text-style-name="P5" draw:layer="layout" svg:width="0.511cm" svg:height="0.788cm" svg:x="6.026cm" svg:y="3.616cm">
          <draw:image xlink:href="Pictures/100002010000006D000000A85953EBB1.png" xlink:type="simple" xlink:show="embed" xlink:actuate="onLoad">
            <text:p text:style-name="P1"/>
          </draw:image>
        </draw:frame>
        <draw:frame draw:style-name="gr4" draw:text-style-name="P5" draw:layer="layout" svg:width="0.511cm" svg:height="0.788cm" svg:x="6.027cm" svg:y="4.316cm">
          <draw:image xlink:href="Pictures/100002010000006D000000A85953EBB1.png" xlink:type="simple" xlink:show="embed" xlink:actuate="onLoad">
            <text:p text:style-name="P1"/>
          </draw:image>
        </draw:frame>
        <draw:frame draw:style-name="gr4" draw:text-style-name="P5" draw:layer="layout" svg:width="0.511cm" svg:height="0.788cm" svg:x="6.028cm" svg:y="5.016cm">
          <draw:image xlink:href="Pictures/100002010000006D000000A85953EBB1.png" xlink:type="simple" xlink:show="embed" xlink:actuate="onLoad">
            <text:p text:style-name="P1"/>
          </draw:image>
        </draw:frame>
        <draw:frame draw:style-name="gr1" draw:text-style-name="P2" draw:layer="layout" svg:width="0.921cm" svg:height="0.962cm" svg:x="11.299cm" svg:y="4.7cm">
          <draw:text-box>
            <text:p text:style-name="P1"><text:span text:style-name="T1">X</text:span></text:p>
          </draw:text-box>
        </draw:frame>
        <draw:custom-shape draw:style-name="gr5" draw:text-style-name="P5" draw:layer="layout" svg:width="0.749cm" svg:height="3.241cm" svg:x="3.735cm" svg:y="3.04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3.153cm" svg:height="3.579cm" svg:x="1.08cm" svg:y="2.955cm">
          <draw:text-box>
            <text:p text:style-name="P6"><text:span text:style-name="T3">2) Txn 1 scans the index and blocks at last row</text:span></text:p>
          </draw:text-box>
        </draw:frame>
        <draw:frame draw:style-name="gr7" draw:text-style-name="P6" draw:layer="layout" svg:width="5.203cm" svg:height="2.697cm" svg:x="13.207cm" svg:y="5.677cm">
          <draw:text-box>
            <text:p text:style-name="P6"><text:span text:style-name="T3">1) Txn 2 inserts and locks this row</text:span></text:p>
          </draw:text-box>
        </draw:frame>
        <draw:frame draw:style-name="gr8" draw:text-style-name="P6" draw:layer="layout" svg:width="4.476cm" svg:height="2.036cm" svg:x="13.186cm" svg:y="3.478cm">
          <draw:text-box>
            <text:p text:style-name="P6"><text:span text:style-name="T3">3) Txn 2 tries to insert this row</text:span></text:p>
          </draw:text-box>
        </draw:frame>
        <draw:custom-shape draw:style-name="gr2" draw:text-style-name="P4" draw:layer="layout" svg:width="5.026cm" svg:height="0.635cm" svg:x="12.763cm" svg:y="4.825cm">
          <text:p text:style-name="P3"><text:span text:style-name="T2">(2006-08-01, 5, 50, 5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203cm" draw:marker-start-center="false" draw:marker-end="Arrow_20_concave" draw:marker-end-width="0.152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Baron Schwartz</meta:initial-creator>
    <meta:creation-date>2006-07-04T17:23:09</meta:creation-date>
    <dc:creator>Baron Schwartz</dc:creator>
    <dc:date>2006-08-03T19:34:18</dc:date>
    <dc:language>en-US</dc:language>
    <meta:editing-cycles>12</meta:editing-cycles>
    <meta:editing-duration>PT1H33M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